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0000001F95B985A76BA15D602.png" manifest:media-type="image/png"/>
  <manifest:file-entry manifest:full-path="Pictures/10000000000004A70000008170F21951F96C685E.png" manifest:media-type="image/png"/>
  <manifest:file-entry manifest:full-path="Pictures/10000000000004A400000115573D8E81A2C48D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T1" style:family="text">
      <style:text-properties officeooo:rsid="0022e004"/>
    </style:style>
    <style:style style:name="T2" style:family="text">
      <style:text-properties officeooo:rsid="00256d06"/>
    </style:style>
    <style:style style:name="T3" style:family="text">
      <style:text-properties officeooo:rsid="0027cd21"/>
    </style:style>
    <style:style style:name="T4" style:family="text">
      <style:text-properties officeooo:rsid="002cfd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<text:span text:style-name="T4">01</text:span></text:p>
      <text:p text:style-name="P2"/>
      <text:p text:style-name="P1"><draw:frame draw:style-name="fr3" draw:name="Figura1" text:anchor-type="paragraph" svg:width="11.82cm" svg:height="8.881cm" draw:z-index="2"><draw:image xlink:href="Pictures/10000000000002A0000001F95B985A76BA15D60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paragraph" svg:width="17cm" svg:height="1.84cm" draw:z-index="0"><draw:image xlink:href="Pictures/10000000000004A70000008170F21951F96C685E.png" xlink:type="simple" xlink:show="embed" xlink:actuate="onLoad"/></draw:frame></text:p>
      <text:p text:style-name="P1"><draw:frame draw:style-name="fr2" draw:name="Figura3" text:anchor-type="paragraph" svg:width="17cm" svg:height="3.963cm" draw:z-index="1"><draw:image xlink:href="Pictures/10000000000004A400000115573D8E81A2C48DD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6T15:33:35.235000000</dc:date>
    <meta:editing-duration>PT5H37M55S</meta:editing-duration>
    <meta:editing-cycles>34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2" meta:character-count="8" meta:non-whitespace-character-count="7"/>
  </office:meta>
</office:document-meta>
</file>